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9" calcext:value-type="float">
            <text:p>49</text:p>
          </table:table-cell>
          <table:table-cell table:formula="of:=[.BK34]-[.BK60]-[.BK8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7" calcext:value-type="float">
            <text:p>2987</text:p>
          </table:table-cell>
          <table:table-cell table:formula="of:=SUM([.BK2:.BK26])"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5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2" calcext:value-type="float">
            <text:p>4532</text:p>
          </table:table-cell>
          <table:table-cell table:style-name="ce3" table:formula="of:=SUM([.BK28:.BK52])"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22:20:53.820747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3T22:24:34.760286235</dc:date>
    <meta:editing-duration>PT3H12M58S</meta:editing-duration>
    <meta:editing-cycles>32</meta:editing-cycles>
    <meta:document-statistic meta:table-count="1" meta:cell-count="9891" meta:object-count="0"/>
  </office:meta>
</office:document-meta>
</file>